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f6db7" officeooo:paragraph-rsid="001f6db7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weight="bold" officeooo:rsid="001dd154" officeooo:paragraph-rsid="001dd154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weight="bold" officeooo:rsid="001f6db7" officeooo:paragraph-rsid="001f6db7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weight="bold" officeooo:rsid="0021c6cb" officeooo:paragraph-rsid="0021c6cb" style:font-weight-asian="bold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normal" officeooo:rsid="001f6db7" officeooo:paragraph-rsid="001f6db7" style:font-weight-asian="normal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1f6db7" officeooo:paragraph-rsid="001f6db7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24ca29" officeooo:paragraph-rsid="0024ca29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weight="bold" officeooo:rsid="0026741a" officeooo:paragraph-rsid="0026741a" style:font-weight-asian="bold" style:font-weight-complex="bold"/>
    </style:style>
    <style:style style:name="P10" style:family="paragraph" style:parent-style-name="Preformatted_20_Text" style:list-style-name="L2">
      <style:paragraph-properties fo:margin-top="0cm" fo:margin-bottom="0.499cm" loext:contextual-spacing="false"/>
      <style:text-properties officeooo:rsid="0027b48d" officeooo:paragraph-rsid="0028bc2d"/>
    </style:style>
    <style:style style:name="P11" style:family="paragraph" style:parent-style-name="Preformatted_20_Text" style:list-style-name="L1">
      <style:paragraph-properties fo:margin-top="0cm" fo:margin-bottom="0.499cm" loext:contextual-spacing="false"/>
      <style:text-properties officeooo:paragraph-rsid="0024ca29"/>
    </style:style>
    <style:style style:name="P12" style:family="paragraph" style:parent-style-name="Preformatted_20_Text" style:list-style-name="L2">
      <style:paragraph-properties fo:margin-top="0cm" fo:margin-bottom="0.499cm" loext:contextual-spacing="false"/>
      <style:text-properties officeooo:paragraph-rsid="0027b48d"/>
    </style:style>
    <style:style style:name="T1" style:family="text">
      <style:text-properties officeooo:rsid="002180a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4ca29"/>
    </style:style>
    <style:style style:name="T4" style:family="text">
      <style:text-properties officeooo:rsid="0027b48d"/>
    </style:style>
    <style:style style:name="T5" style:family="text">
      <style:text-properties officeooo:rsid="0028bc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a: <text:span text:style-name="T2">comandos probados ubuntu 17.04</text:span></text:p>
      <text:p text:style-name="P3">Instalar postgres 9.6 por el terminal</text:p>
      <text:p text:style-name="P1">sudo apt-get install postgresql postgresql-client postgresql-contrib libpq-dev</text:p>
      <text:p text:style-name="P4">Ingresar a postgre <text:span text:style-name="T1">como usuario postgres</text:span></text:p>
      <text:p text:style-name="P6">sudo -u postgres psql postgres</text:p>
      <text:p text:style-name="P4">colocar nueva clave al usuario postgres</text:p>
      <text:p text:style-name="P2">\password postgres</text:p>
      <text:p text:style-name="P9">manejo de dos versiones de python instaladas</text:p>
      <text:list xml:id="list2200575878" text:style-name="L1">
        <text:list-item>
          <text:p text:style-name="P11"><text:span text:style-name="T3">cuando se tiene dos versiones de python instalado 2.7 por defecto y 3.5 instalado por aparte se debe de instalar el pip del python 3.5:</text:span></text:p>
        </text:list-item>
      </text:list>
      <text:p text:style-name="P8"><text:tab/>sudo apt install python3-pip</text:p>
      <text:p text:style-name="P8"><text:tab/>para ejecutarlo se coloca pip3 install nombre_modulo</text:p>
      <text:list xml:id="list2159473993" text:style-name="L2">
        <text:list-item>
          <text:p text:style-name="P12"><text:span text:style-name="T4">para ejecutar el modulo de python en el cmd se debe de colocar:</text:span></text:p>
          <text:p text:style-name="P10">python<text:span text:style-name="T5">2</text:span> nombre_modulo.<text:span text:style-name="T5">py</text:span> <text:span text:style-name="T5">o </text:span>python<text:span text:style-name="T5">3 nombre_modulo.py</text:span></text:p>
        </text:list-item>
      </text:list>
      <text:p text:style-name="P8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2:01:42.548179658</meta:creation-date>
    <dc:date>2017-11-27T23:20:11.802079432</dc:date>
    <meta:editing-duration>PT21M40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13" meta:word-count="101" meta:character-count="656" meta:non-whitespace-character-count="569"/>
  </office:meta>
</office:document-meta>
</file>